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2.90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2" style:family="table-row">
      <style:table-row-properties style:min-row-height="3.15cm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91908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71a2b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f4fc9" officeooo:paragraph-rsid="001f4fc9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rsid="001f4fc9" officeooo:paragraph-rsid="001f4fc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237e7" officeooo:paragraph-rsid="002237e7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3c749" officeooo:paragraph-rsid="0023c749"/>
    </style:style>
    <style:style style:name="P10" style:family="paragraph" style:parent-style-name="Table_20_Contents">
      <style:paragraph-properties fo:text-align="start" style:justify-single-word="false"/>
      <style:text-properties style:font-name="Arial" officeooo:rsid="0023c749" officeooo:paragraph-rsid="0023c74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249bd8" officeooo:paragraph-rsid="00249bd8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55859" officeooo:paragraph-rsid="00255859"/>
    </style:style>
    <style:style style:name="P13" style:family="paragraph" style:parent-style-name="Standard">
      <style:text-properties officeooo:paragraph-rsid="001376c2"/>
    </style:style>
    <style:style style:name="P14" style:family="paragraph" style:parent-style-name="Text_20_body">
      <style:text-properties style:font-name="Arial" officeooo:rsid="0014756d" officeooo:paragraph-rsid="0014756d"/>
    </style:style>
    <style:style style:name="P15" style:family="paragraph" style:parent-style-name="Table_20_Contents" style:list-style-name="L1">
      <style:text-properties style:font-name="Arial" officeooo:rsid="001f4fc9" officeooo:paragraph-rsid="001f4fc9"/>
    </style:style>
    <style:style style:name="P16" style:family="paragraph" style:parent-style-name="Table_20_Contents" style:list-style-name="L1">
      <style:text-properties style:font-name="Arial" officeooo:rsid="0023c749" officeooo:paragraph-rsid="0023c749"/>
    </style:style>
    <style:style style:name="P17" style:family="paragraph" style:parent-style-name="Table_20_Contents" style:list-style-name="L1">
      <style:text-properties style:font-name="Arial" officeooo:rsid="00249bd8" officeooo:paragraph-rsid="00249bd8"/>
    </style:style>
    <style:style style:name="P18" style:family="paragraph" style:parent-style-name="Table_20_Contents" style:list-style-name="L1">
      <style:text-properties style:font-name="Arial" fo:font-style="italic" officeooo:rsid="00255859" officeooo:paragraph-rsid="00255859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19ba97" style:font-weight-asian="bold" style:font-weight-complex="bold"/>
    </style:style>
    <style:style style:name="T3" style:family="text">
      <style:text-properties fo:font-weight="bold" officeooo:rsid="0020c668" style:font-weight-asian="bold" style:font-weight-complex="bold"/>
    </style:style>
    <style:style style:name="T4" style:family="text">
      <style:text-properties fo:font-weight="bold" officeooo:rsid="00271a2b" style:font-weight-asian="bold" style:font-weight-complex="bold"/>
    </style:style>
    <style:style style:name="T5" style:family="text">
      <style:text-properties officeooo:rsid="00255859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2</text:span></text:p>
          </table:table-cell>
          <table:table-cell table:style-name="Tabelle4.A1" office:value-type="string">
            <text:p text:style-name="P3">Element: <text:span text:style-name="T3">4</text:span></text:p>
          </table:table-cell>
          <table:table-cell table:style-name="Tabelle4.C1" office:value-type="string">
            <text:p text:style-name="P4">Title: <text:span text:style-name="T4">Boolean expression, Boolean algebra</text:span></text:p>
          </table:table-cell>
        </table:table-row>
        <table:table-row>
          <table:table-cell table:style-name="Tabelle4.A2" table:number-columns-spanned="3" office:value-type="string">
            <text:p text:style-name="P3">Remarks: </text:p>
            <text:p text:style-name="P3"/>
          </table:table-cell>
          <table:covered-table-cell/>
          <table:covered-table-cell/>
        </table:table-row>
      </table:table>
      <text:p text:style-name="P1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6">1</text:p>
          </table:table-cell>
          <table:table-cell table:style-name="Tabelle2.A1" office:value-type="string">
            <text:p text:style-name="P6">Boolean expressions</text:p>
            <text:p text:style-name="P6">value comparison</text:p>
          </table:table-cell>
          <table:table-cell table:style-name="Tabelle2.C1" office:value-type="string">
            <text:list xml:id="list1890685984889770453" text:style-name="L1">
              <text:list-item>
                <text:p text:style-name="P15">Now that we have a basic understanding of what conditional statements are, let's have a look at how we can compare values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8">2</text:p>
          </table:table-cell>
          <table:table-cell table:style-name="Tabelle2.A2" office:value-type="string">
            <text:p text:style-name="P6">Data type bool</text:p>
          </table:table-cell>
          <table:table-cell table:style-name="Tabelle2.C4" office:value-type="string">
            <text:list xml:id="list213749848223838" text:continue-numbering="true" text:style-name="L1">
              <text:list-item>
                <text:p text:style-name="P15">Let's review the data type bool. It expresses a truth value, so it is either true or fals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8">3</text:p>
          </table:table-cell>
          <table:table-cell table:style-name="Tabelle2.A2" office:value-type="string">
            <text:p text:style-name="P6">Comparison</text:p>
            <text:p text:style-name="P6">=, &lt;&gt;, &lt;, &gt;, &lt;=, &gt;=</text:p>
          </table:table-cell>
          <table:table-cell table:style-name="Tabelle2.C4" office:value-type="string">
            <text:list xml:id="list213750238771556" text:continue-numbering="true" text:style-name="L1">
              <text:list-item>
                <text:p text:style-name="P15">How can we get a truth value? In most cases we do a comparison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8">4</text:p>
          </table:table-cell>
          <table:table-cell table:style-name="Tabelle2.A2" office:value-type="string">
            <text:p text:style-name="P6">3 &gt; 1 =&gt; true</text:p>
            <text:p text:style-name="P6">3&lt; 2 =&gt; false</text:p>
          </table:table-cell>
          <table:table-cell table:style-name="Tabelle2.C4" office:value-type="string">
            <text:list xml:id="list213749755717925" text:continue-numbering="true" text:style-name="L1">
              <text:list-item>
                <text:p text:style-name="P15">Here are some examples of how we can compare values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8">5</text:p>
          </table:table-cell>
          <table:table-cell table:style-name="Tabelle2.A2" office:value-type="string">
            <text:p text:style-name="P7"><text:s text:c="6"/>a = 5</text:p>
            <text:p text:style-name="P7"/>
            <text:p text:style-name="P7"><text:s text:c="6"/>If a &gt; 3 Then</text:p>
            <text:p text:style-name="P7"><text:s text:c="8"/>print “a is &gt; 3”</text:p>
            <text:p text:style-name="P7"><text:s text:c="6"/>End If</text:p>
          </table:table-cell>
          <table:table-cell table:style-name="Tabelle2.C9" office:value-type="string">
            <text:list xml:id="list213749319414350" text:continue-numbering="true" text:style-name="L1">
              <text:list-item>
                <text:p text:style-name="P15">Let's see and example: the line “print 'a is &gt; 3'” is only executed, if a is greater than 3. As we assigned 5 to the variable a, the statement will be executed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9">6</text:p>
          </table:table-cell>
          <table:table-cell table:style-name="Tabelle2.A2" office:value-type="string">
            <text:p text:style-name="P9">Boolean operations</text:p>
            <text:p text:style-name="P9">AND, OR, NOT</text:p>
          </table:table-cell>
          <table:table-cell table:style-name="Tabelle2.C9" office:value-type="string">
            <text:list xml:id="list213750014907386" text:continue-numbering="true" text:style-name="L1">
              <text:list-item>
                <text:p text:style-name="P16">But we can also connect single conditions using Boolean algebra</text:p>
              </text:list-item>
              <text:list-item>
                <text:p text:style-name="P16">AND and OR operation</text:p>
              </text:list-item>
              <text:list-item>
                <text:p text:style-name="P16">Or NOT to negate a Boolean value</text:p>
              </text:list-item>
            </text:list>
          </table:table-cell>
        </table:table-row>
        <text:soft-page-break/>
        <table:table-row table:style-name="Tabelle2.2">
          <table:table-cell table:style-name="Tabelle2.A2" office:value-type="string">
            <text:p text:style-name="P9">7</text:p>
          </table:table-cell>
          <table:table-cell table:style-name="Tabelle2.A2" office:value-type="string">
            <text:p text:style-name="P9">NOT</text:p>
          </table:table-cell>
          <table:table-cell table:style-name="Tabelle2.C9" office:value-type="string">
            <text:list xml:id="list213750583138786" text:continue-numbering="true" text:style-name="L1">
              <text:list-item>
                <text:p text:style-name="P16">Let's start with the simplest one: the NOT operation, also called Boolean negation</text:p>
              </text:list-item>
              <text:list-item>
                <text:p text:style-name="P16">It simply turns a truth value around: it turns true into false, and false into true</text:p>
              </text:list-item>
              <text:list-item>
                <text:p text:style-name="P17">If we want to express the opposite of something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9">8</text:p>
          </table:table-cell>
          <table:table-cell table:style-name="Tabelle2.A2" office:value-type="string">
            <text:p text:style-name="P10"><text:s text:c="6"/>If a &gt; 3 Then</text:p>
            <text:p text:style-name="P10"><text:s text:c="6"/>End If</text:p>
            <text:p text:style-name="P10"/>
            <text:p text:style-name="P10"><text:s text:c="6"/>If Not a &gt; 3 Then</text:p>
            <text:p text:style-name="P10"><text:s text:c="6"/>End If</text:p>
          </table:table-cell>
          <table:table-cell table:style-name="Tabelle2.C9" office:value-type="string">
            <text:list xml:id="list213750017386655" text:continue-numbering="true" text:style-name="L1">
              <text:list-item>
                <text:p text:style-name="P16">Look at this example: the first if-statement is true, if the value of a is greater than 3</text:p>
              </text:list-item>
              <text:list-item>
                <text:p text:style-name="P16">The truth value of the second if-statement is simply turned around: it is false, if the value of a is greater than 3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9">9</text:p>
          </table:table-cell>
          <table:table-cell table:style-name="Tabelle2.A2" office:value-type="string">
            <text:p text:style-name="P10"><text:s text:c="6"/>If Not a &gt; 3 Then</text:p>
            <text:p text:style-name="P10"><text:s text:c="6"/>End If</text:p>
          </table:table-cell>
          <table:table-cell table:style-name="Tabelle2.C9" office:value-type="string">
            <text:list xml:id="list213748755187117" text:continue-numbering="true" text:style-name="L1">
              <text:list-item>
                <text:p text:style-name="P16">Example a = 5:</text:p>
              </text:list-item>
              <text:list-item>
                <text:p text:style-name="P16">5 &gt; 3 =&gt; true</text:p>
              </text:list-item>
              <text:list-item>
                <text:p text:style-name="P16">Then we negate it, we turn the truth value around, true becomes fals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9">10</text:p>
          </table:table-cell>
          <table:table-cell table:style-name="Tabelle2.A2" office:value-type="string">
            <text:p text:style-name="P11">AND</text:p>
          </table:table-cell>
          <table:table-cell table:style-name="Tabelle2.C11" office:value-type="string">
            <text:list xml:id="list213749020425456" text:continue-numbering="true" text:style-name="L1">
              <text:list-item>
                <text:p text:style-name="P17">Example: a &gt;= 5 And a &lt;= 10</text:p>
              </text:list-item>
              <text:list-item>
                <text:p text:style-name="P17">The expression is true If the left part of the And and the right part of the And are true</text:p>
              </text:list-item>
              <text:list-item>
                <text:p text:style-name="P17">So a number is between 5 and 10 if it is greater or equal to 5 AND less or equal to 10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12">11</text:p>
          </table:table-cell>
          <table:table-cell table:style-name="Tabelle2.A2" office:value-type="string">
            <text:p text:style-name="P12">{And truth table}</text:p>
          </table:table-cell>
          <table:table-cell table:style-name="Tabelle2.C11" office:value-type="string">
            <text:list xml:id="list213750206744656" text:continue-numbering="true" text:style-name="L1">
              <text:list-item>
                <text:p text:style-name="P18">Explain And truth tabl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11">1<text:span text:style-name="T5">2</text:span></text:p>
          </table:table-cell>
          <table:table-cell table:style-name="Tabelle2.A2" office:value-type="string">
            <text:p text:style-name="P11">OR</text:p>
          </table:table-cell>
          <table:table-cell table:style-name="Tabelle2.C12" office:value-type="string">
            <text:list xml:id="list213748928035275" text:continue-numbering="true" text:style-name="L1">
              <text:list-item>
                <text:p text:style-name="P17">Example: color = “red” Or color = “blue”</text:p>
              </text:list-item>
              <text:list-item>
                <text:p text:style-name="P17">The expression is true If either the left part of the Or or the right part of the Or is tru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12">13</text:p>
          </table:table-cell>
          <table:table-cell table:style-name="Tabelle2.A2" office:value-type="string">
            <text:p text:style-name="P12">{Or truth table}</text:p>
          </table:table-cell>
          <table:table-cell table:style-name="Tabelle2.C13" office:value-type="string">
            <text:list xml:id="list213750314466757" text:continue-numbering="true" text:style-name="L1">
              <text:list-item>
                <text:p text:style-name="P18">Explain Or truth table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91908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03:13.901000000</meta:creation-date>
    <dc:title>Storyboard</dc:title>
    <meta:editing-duration>PT52M40S</meta:editing-duration>
    <meta:editing-cycles>13</meta:editing-cycles>
    <meta:generator>LibreOffice/5.1.2.2$Windows_x86 LibreOffice_project/d3bf12ecb743fc0d20e0be0c58ca359301eb705f</meta:generator>
    <dc:date>2017-08-07T21:09:33.448000000</dc:date>
    <meta:document-statistic meta:table-count="3" meta:image-count="1" meta:object-count="0" meta:page-count="2" meta:paragraph-count="68" meta:word-count="445" meta:character-count="2116" meta:non-whitespace-character-count="1651"/>
    <meta:template xlink:type="simple" xlink:actuate="onRequest" xlink:title="Storyboard" xlink:href="file:///C:/Users/Wolfgang/AppData/Roaming/LibreOffice/4/user/template/Storyboard1.ott" meta:date="2015-07-30T11:03:13.554000000"/>
  </office:meta>
</office:document-meta>
</file>